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26780DFBBE061A626E7.png" manifest:media-type="image/png"/>
  <manifest:file-entry manifest:full-path="Pictures/10000001000004040000015ACDBB496154E9903D.png" manifest:media-type="image/png"/>
  <manifest:file-entry manifest:full-path="Pictures/10000001000003DE000002C302BEB7347262FD35.png" manifest:media-type="image/png"/>
  <manifest:file-entry manifest:full-path="Pictures/1000000100000405000003244C511E1A4ABAC9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17cm" svg:height="24.978cm" draw:z-index="1"><draw:image xlink:href="Pictures/1000000100000405000003244C511E1A4ABAC96C.png" xlink:type="simple" xlink:show="embed" xlink:actuate="onLoad" draw:mime-type="image/png"/></draw:frame></text:p>
      <text:p text:style-name="Standard"><draw:frame draw:style-name="fr1" draw:name="Image3" text:anchor-type="char" svg:width="17cm" svg:height="11.934cm" draw:z-index="2"><draw:image xlink:href="Pictures/10000001000004040000015ACDBB496154E9903D.png" xlink:type="simple" xlink:show="embed" xlink:actuate="onLoad" draw:mime-type="image/png"/></draw:frame><text:soft-page-break/></text:p>
      <text:p text:style-name="Standard"><draw:frame draw:style-name="fr2" draw:name="Image5" text:anchor-type="char" svg:width="17cm" svg:height="13.113cm" draw:z-index="3"><draw:image xlink:href="Pictures/10000001000003FF0000026780DFBBE061A626E7.png" xlink:type="simple" xlink:show="embed" xlink:actuate="onLoad" draw:mime-type="image/png"/></draw:frame></text:p>
      <text:p text:style-name="Standard"><draw:frame draw:style-name="fr1" draw:name="Image4" text:anchor-type="char" svg:width="17cm" svg:height="16.194cm" draw:z-index="4"><draw:image xlink:href="Pictures/10000001000003DE000002C302BEB7347262FD3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17cm" svg:height="13.282cm" draw:z-index="0"><draw:image xlink:href="Pictures/1000000100000405000003244C511E1A4ABAC96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33:27.312618413</meta:creation-date>
    <dc:date>2024-11-27T15:18:01.228516983</dc:date>
    <meta:editing-duration>PT23M30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10" meta:paragraph-count="0" meta:word-count="0" meta:character-count="0" meta:non-whitespace-character-count="0"/>
  </office:meta>
</office:document-meta>
</file>